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tartupStep.getT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artupStep.tag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artupStep.tag( String key , Supplier &lt; String &gt;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artupStep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artupStep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pplicationStartup.star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artupStep.getPar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ags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artupStep.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